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.27cm" svg:x="1cm" svg:y="1cm">
          <text:p text:style-name="P1"><text:span text:style-name="T1">Serva ER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2.27cm" svg:y="5.445cm"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" draw:layer="layout" svg:width="3.81cm" svg:height="3.81cm" svg:x="2.27cm" svg:y="6.715cm">
          <text:p text:style-name="P4">id</text:p>
          <text:p text:style-name="P4">username</text:p>
          <text:p text:style-name="P4">password</text:p>
          <text:p text:style-name="P4">isadmin</text:p>
          <text:p text:style-name="P4"><text:span text:style-name="T3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4.97cm" svg:y="13.065cm">
          <text:p text:style-name="P1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7" draw:layer="layout" svg:width="3.81cm" svg:height="3.81cm" svg:x="14.97cm" svg:y="14.335cm">
          <text:p text:style-name="P4">id</text:p>
          <text:p text:style-name="P4">servicename</text:p>
          <text:p text:style-name="P4">price</text:p>
          <text:p text:style-name="P4">des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8.62cm" svg:y="5.445cm">
          <text:p text:style-name="P1"><text:span text:style-name="T2">addresse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2" draw:layer="layout" svg:width="3.81cm" svg:height="3.81cm" svg:x="8.62cm" svg:y="6.715cm">
          <text:p text:style-name="P4">id</text:p>
          <text:p text:style-name="P4">name</text:p>
          <text:p text:style-name="P4">street</text:p>
          <text:p text:style-name="P4">postalcode</text:p>
          <text:p text:style-name="P4">locality</text:p>
          <text:p text:style-name="P4">country</text:p>
          <text:p text:style-name="P4">telefon</text:p>
          <text:p text:style-name="P4">mobile</text:p>
          <text:p text:style-name="P4">email</text:p>
          <text:p text:style-name="P4">homepag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8cm" svg:y1="8.62cm" svg:x2="8.62cm" svg:y2="8.62cm" draw:start-shape="id1" draw:start-glue-point="1" draw:end-shape="id2" draw:end-glue-point="3" svg:d="m6080 8620h2540">
          <text:p/>
        </draw:connector>
        <draw:custom-shape draw:style-name="gr2" draw:text-style-name="P3" draw:id="id3" draw:layer="layout" svg:width="3.81cm" svg:height="1.27cm" svg:x="2.27cm" svg:y="13.065cm">
          <text:p text:style-name="P1"><text:span text:style-name="T2">domain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6" draw:layer="layout" svg:width="3.81cm" svg:height="3.81cm" svg:x="2.27cm" svg:y="14.335cm">
          <text:p text:style-name="P4">id</text:p>
          <text:p text:style-name="P4">domainname</text:p>
          <text:p text:style-name="P4"><text:span text:style-name="T3">holder</text:span></text:p>
          <text:p text:style-name="P4"><text:span text:style-name="T3">billingcontact</text:span></text:p>
          <text:p text:style-name="P4"><text:span text:style-name="T3">technical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75cm" svg:y1="13.065cm" svg:x2="4.175cm" svg:y2="10.525cm" draw:start-shape="id3" draw:start-glue-point="0" draw:end-shape="id1" draw:end-glue-point="2" svg:d="m4175 13065v-2540">
          <text:p/>
        </draw:connector>
        <draw:custom-shape draw:style-name="gr2" draw:text-style-name="P3" draw:layer="layout" svg:width="3.81cm" svg:height="1.27cm" svg:x="8.62cm" svg:y="13.065cm">
          <text:p text:style-name="P1"><text:span text:style-name="T2">book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5" draw:layer="layout" svg:width="3.81cm" svg:height="3.81cm" svg:x="8.62cm" svg:y="14.335cm">
          <text:p text:style-name="P4">id</text:p>
          <text:p text:style-name="P4"><text:span text:style-name="T3">domain</text:span></text:p>
          <text:p text:style-name="P4"><text:span text:style-name="T3">service</text:span></text:p>
          <text:p text:style-name="P4">from</text:p>
          <text:p text:style-name="P4">to</text:p>
          <text:p text:style-name="P4">info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3.81cm" svg:height="1.27cm" svg:x="8.62cm" svg:y="20.685cm">
          <text:p text:style-name="P1"><text:span text:style-name="T2">pay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1cm" svg:height="3.81cm" svg:x="8.62cm" svg:y="21.955cm">
          <text:p text:style-name="P4">id</text:p>
          <text:p text:style-name="P4"><text:span text:style-name="T3">booking</text:span></text:p>
          <text:p text:style-name="P4">date</text:p>
          <text:p text:style-name="P4">amount</text:p>
          <text:p text:style-name="P4">tex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25cm" svg:y1="20.685cm" svg:x2="10.525cm" svg:y2="18.145cm" draw:start-shape="id4" draw:start-glue-point="0" draw:end-shape="id5" draw:end-glue-point="2" svg:d="m10525 20685v-2540">
          <text:p/>
        </draw:connector>
        <draw:connector draw:style-name="gr3" draw:text-style-name="P1" draw:layer="layout" svg:x1="8.62cm" svg:y1="16.24cm" svg:x2="6.08cm" svg:y2="16.24cm" draw:start-shape="id5" draw:start-glue-point="3" draw:end-shape="id6" draw:end-glue-point="1" svg:d="m8620 16240h-2540">
          <text:p/>
        </draw:connector>
        <draw:connector draw:style-name="gr3" draw:text-style-name="P1" draw:layer="layout" svg:x1="12.43cm" svg:y1="16.24cm" svg:x2="14.97cm" svg:y2="16.24cm" draw:start-shape="id5" draw:start-glue-point="1" draw:end-shape="id7" svg:d="m12430 1624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2T12:11:55</meta:creation-date>
    <dc:date>2009-08-22T12:31:37</dc:date>
    <meta:editing-duration>PT00H04M10S</meta:editing-duration>
    <meta:editing-cycles>1</meta:editing-cycles>
    <meta:document-statistic meta:object-count="18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